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SLiberation Serif" svg:font-family="'S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d3bb7" officeooo:paragraph-rsid="000d3bb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d3bb7" officeooo:paragraph-rsid="000d3bb7"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d3bb7" officeooo:paragraph-rsid="000d3bb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tyle="italic" fo:font-weight="bold" officeooo:rsid="000f6a4c" officeooo:paragraph-rsid="000f6a4c"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text-position="0% 100%" fo:font-style="normal" fo:font-weight="normal" officeooo:rsid="000f6a4c" officeooo:paragraph-rsid="000fe92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1" fo:font-size="12pt" fo:font-style="italic" fo:font-weight="bold" officeooo:rsid="000e9a45" officeooo:paragraph-rsid="000e9a45"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text-position="0% 100%" style:font-name="Liberation Serif1" fo:font-size="12pt" fo:font-style="normal" fo:font-weight="normal" officeooo:rsid="000d3bb7"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8" style:family="paragraph" style:parent-style-name="Standard">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9" style:family="paragraph" style:parent-style-name="Standard">
      <style:paragraph-properties fo:text-align="start" style:justify-single-word="false"/>
      <style:text-properties style:text-position="0% 100%" style:font-name="Liberation Serif1" fo:font-size="12pt" fo:font-style="normal" fo:font-weight="normal" officeooo:rsid="001130c7"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0" style:family="paragraph" style:parent-style-name="Standard">
      <style:paragraph-properties fo:text-align="start" style:justify-single-word="false"/>
      <style:text-properties style:text-position="0% 100%" style:font-name="Liberation Serif1" fo:font-size="12pt" fo:font-style="normal" fo:font-weight="normal" officeooo:rsid="000fe92e"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Noto Sans CJK SC Regular" style:font-size-asian="12pt" style:font-style-asian="normal" style:font-weight-asian="normal" style:font-name-complex="FreeSans"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3eeb6" officeooo:paragraph-rsid="0013eeb6" style:font-name-asian="Noto Sans CJK SC Regular" style:font-size-asian="12pt" style:font-style-asian="normal" style:font-weight-asian="bold" style:font-name-complex="FreeSans" style:font-size-complex="12pt" style:font-style-complex="normal" style:font-weight-complex="bold"/>
    </style:style>
    <style:style style:name="P15"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0e9a45" officeooo:paragraph-rsid="0013eeb6" style:font-name-asian="Noto Sans CJK SC Regular" style:font-size-asian="14pt" style:font-style-asian="normal" style:font-weight-asian="bold" style:font-name-complex="FreeSans" style:font-size-complex="14pt" style:font-style-complex="normal" style:font-weight-complex="bold"/>
    </style:style>
    <style:style style:name="P16" style:family="paragraph" style:parent-style-name="Standard">
      <style:paragraph-properties fo:text-align="start" style:justify-single-word="false"/>
      <style:text-properties style:text-position="0% 100%" style:font-name="Liberation Serif1" fo:font-size="14pt" fo:font-style="normal" style:text-underline-style="none" fo:font-weight="bold" officeooo:rsid="001a0bf4" officeooo:paragraph-rsid="001a0bf4" style:font-name-asian="Noto Sans CJK SC Regular" style:font-size-asian="14pt" style:font-style-asian="normal" style:font-weight-asian="bold" style:font-name-complex="FreeSans" style:font-size-complex="14pt" style:font-style-complex="normal" style:font-weight-complex="bold"/>
    </style:style>
    <style:style style:name="P17" style:family="paragraph" style:parent-style-name="Standard">
      <style:paragraph-properties fo:text-align="start" style:justify-single-word="false"/>
      <style:text-properties officeooo:rsid="00127dba" officeooo:paragraph-rsid="00127dba"/>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9a45" officeooo:paragraph-rsid="000e9a45"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position="super 58%" style:font-name="Liberation Serif1" fo:font-size="12pt" fo:font-weight="normal" officeooo:rsid="000e9a45" officeooo:paragraph-rsid="000d3bb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position="super 58%" style:font-name="Liberation Serif1" fo:font-size="12pt" fo:font-style="italic" fo:font-weight="normal" officeooo:rsid="00127dba" officeooo:paragraph-rsid="00127dba" style:font-name-asian="Noto Sans CJK SC Regular" style:font-size-asian="10.5pt" style:font-style-asian="italic" style:font-weight-asian="normal" style:font-name-complex="FreeSans" style:font-size-complex="12pt" style:font-style-complex="italic" style:font-weight-complex="normal"/>
    </style:style>
    <style:style style:name="P22" style:family="paragraph" style:parent-style-name="Table_20_Contents">
      <style:paragraph-properties fo:text-align="start" style:justify-single-word="false"/>
      <style:text-properties style:font-name="Liberation Serif1" fo:font-size="12pt" officeooo:rsid="0019b0da" officeooo:paragraph-rsid="0019b0da" style:font-name-asian="Noto Sans CJK SC Regular" style:font-size-asian="12pt" style:font-name-complex="FreeSans" style:font-size-complex="12pt"/>
    </style:style>
    <style:style style:name="P23" style:family="paragraph" style:parent-style-name="Table_20_Contents">
      <style:paragraph-properties fo:text-align="center" style:justify-single-word="false"/>
      <style:text-properties style:font-name="Liberation Serif1" fo:font-size="12pt" fo:font-weight="bold" officeooo:rsid="0019b0da" officeooo:paragraph-rsid="0019b0da" style:font-name-asian="Noto Sans CJK SC Regular" style:font-size-asian="12pt" style:font-weight-asian="bold" style:font-name-complex="FreeSans" style:font-size-complex="12pt" style:font-weight-complex="bold"/>
    </style:style>
    <style:style style:name="P24" style:family="paragraph" style:parent-style-name="Standard" style:list-style-name="L1">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officeooo:rsid="000d3bb7" officeooo:paragraph-rsid="000d3bb7"/>
    </style:style>
    <style:style style:name="P26" style:family="paragraph" style:parent-style-name="Standard" style:list-style-name="L1">
      <style:paragraph-properties fo:text-align="start" style:justify-single-word="false"/>
      <style:text-properties style:text-position="super 58%" style:font-name="Liberation Serif1" fo:font-size="12pt" fo:font-weight="normal" officeooo:rsid="000d3bb7" officeooo:paragraph-rsid="000d3bb7"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text-position="0% 100%" officeooo:rsid="000d3bb7" officeooo:paragraph-rsid="000d3bb7"/>
    </style:style>
    <style:style style:name="P28" style:family="paragraph" style:parent-style-name="Standard" style:list-style-name="L2">
      <style:paragraph-properties fo:text-align="start" style:justify-single-word="false"/>
      <style:text-properties style:text-position="0% 100%" fo:font-style="normal" fo:font-weight="normal" officeooo:rsid="000e9a45" officeooo:paragraph-rsid="000e9a45" style:font-style-asian="normal" style:font-weight-asian="normal" style:font-style-complex="normal" style:font-weight-complex="normal"/>
    </style:style>
    <style:style style:name="P29" style:family="paragraph" style:parent-style-name="Standard" style:list-style-name="L2">
      <style:paragraph-properties fo:text-align="start" style:justify-single-word="false"/>
      <style:text-properties style:text-position="0% 100%" fo:font-style="normal" fo:font-weight="normal" officeooo:rsid="000f6a4c" officeooo:paragraph-rsid="000f6a4c" style:font-style-asian="normal" style:font-weight-asian="normal" style:font-style-complex="normal" style:font-weight-complex="normal"/>
    </style:style>
    <style:style style:name="P30" style:family="paragraph" style:parent-style-name="Standard" style:list-style-name="L7">
      <style:paragraph-properties fo:text-align="start" style:justify-single-word="false"/>
      <style:text-properties style:text-position="0% 100%" fo:font-style="normal" fo:font-weight="bold" officeooo:rsid="000fe92e" officeooo:paragraph-rsid="000fe92e" style:font-style-asian="normal" style:font-weight-asian="bold" style:font-style-complex="normal" style:font-weight-complex="bold"/>
    </style:style>
    <style:style style:name="P31" style:family="paragraph" style:parent-style-name="Standard" style:list-style-name="L2">
      <style:paragraph-properties fo:text-align="start" style:justify-single-word="false"/>
      <style:text-properties style:text-position="0% 100%" style:font-name="Liberation Serif1" fo:font-size="12pt" fo:font-style="normal" fo:font-weight="normal" officeooo:rsid="000e9a45" officeooo:paragraph-rsid="000e9a45" style:font-size-asian="10.5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33" style:family="paragraph" style:parent-style-name="Standard" style:list-style-name="L3">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34" style:family="paragraph" style:parent-style-name="Standard" style:list-style-name="L8">
      <style:paragraph-properties fo:text-align="start" style:justify-single-word="false"/>
      <style:text-properties style:text-position="0% 100%" style:font-name="Liberation Serif1" fo:font-size="12pt" fo:font-style="normal" fo:font-weight="normal" officeooo:rsid="001130c7" officeooo:paragraph-rsid="00127dba" style:font-name-asian="Noto Sans CJK SC Regular" style:font-size-asian="10.5pt" style:font-style-asian="normal" style:font-weight-asian="normal" style:font-name-complex="FreeSans" style:font-size-complex="12pt" style:font-style-complex="normal" style:font-weight-complex="normal"/>
    </style:style>
    <style:style style:name="P35" style:family="paragraph" style:parent-style-name="Standard" style:list-style-name="L8">
      <style:paragraph-properties fo:text-align="start" style:justify-single-word="false"/>
      <style:text-properties style:text-position="0% 100%" style:font-name="Liberation Serif1" fo:font-size="12pt" fo:font-style="normal" fo:font-weight="bold" officeooo:rsid="001130c7" officeooo:paragraph-rsid="00127dba" style:font-name-asian="Noto Sans CJK SC Regular" style:font-size-asian="10.5pt" style:font-style-asian="normal" style:font-weight-asian="bold" style:font-name-complex="FreeSans" style:font-size-complex="12pt" style:font-style-complex="normal" style:font-weight-complex="bold"/>
    </style:style>
    <style:style style:name="P36" style:family="paragraph" style:parent-style-name="Standard" style:list-style-name="L10">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37" style:family="paragraph" style:parent-style-name="Standard" style:list-style-name="L11">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38" style:family="paragraph" style:parent-style-name="Standard" style:list-style-name="L12">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39"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Noto Sans CJK SC Regular" style:font-size-asian="12pt" style:font-style-asian="normal" style:font-weight-asian="normal" style:font-name-complex="FreeSans" style:font-size-complex="12pt" style:font-style-complex="normal" style:font-weight-complex="normal"/>
    </style:style>
    <style:style style:name="P40"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Noto Sans CJK SC Regular" style:font-size-asian="12pt" style:font-style-asian="normal" style:font-weight-asian="normal" style:font-name-complex="FreeSans" style:font-size-complex="12pt" style:font-style-complex="normal" style:font-weight-complex="normal"/>
    </style:style>
    <style:style style:name="P41"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Noto Sans CJK SC Regular" style:font-size-asian="12pt" style:font-style-asian="normal" style:font-weight-asian="normal" style:font-name-complex="FreeSans" style:font-size-complex="12pt" style:font-style-complex="normal" style:font-weight-complex="normal"/>
    </style:style>
    <style:style style:name="P42"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44"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45"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48"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49" style:family="paragraph" style:parent-style-name="Standard" style:list-style-name="L17">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51" style:family="paragraph" style:parent-style-name="Standard" style:list-style-name="L18">
      <style:paragraph-properties fo:text-align="start" style:justify-single-word="false"/>
      <style:text-properties style:text-position="0% 100%" style:font-name="Liberation Serif1" fo:font-size="12pt" fo:font-style="normal" style:text-underline-style="none" fo:font-weight="normal" officeooo:rsid="001d74a5" officeooo:paragraph-rsid="001d74a5" style:font-name-asian="Liberation Serif1" style:font-size-asian="12pt" style:font-style-asian="normal" style:font-weight-asian="normal" style:font-name-complex="Liberation Serif1"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09e2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0d3bb7"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2cc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0.5pt" style:font-style-asian="normal" style:font-weight-asian="normal" style:font-name-complex="Liberation Serif1"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483d0" officeooo:paragraph-rsid="002483d0" style:font-name-asian="Liberation Serif1" style:font-size-asian="10.5pt" style:font-style-asian="normal" style:font-weight-asian="normal" style:font-name-complex="Liberation Serif1"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6394d" officeooo:paragraph-rsid="0026394d" style:font-name-asian="Liberation Serif1" style:font-size-asian="10.5pt" style:font-style-asian="normal" style:font-weight-asian="normal" style:font-name-complex="Liberation Serif1"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76341" officeooo:paragraph-rsid="00276341" style:font-name-asian="Liberation Serif1" style:font-size-asian="10.5pt" style:font-style-asian="normal" style:font-weight-asian="normal" style:font-name-complex="Liberation Serif1"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61" style:family="paragraph" style:parent-style-name="Standard" style:list-style-name="L19">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62" style:family="paragraph" style:parent-style-name="Standard" style:list-style-name="L13">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Noto Sans CJK SC Regular" style:font-size-asian="12pt" style:font-style-asian="normal" style:font-weight-asian="bold" style:font-name-complex="FreeSans" style:font-size-complex="12pt" style:font-style-complex="normal" style:font-weight-complex="bold"/>
    </style:style>
    <style:style style:name="P63"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Liberation Serif1" style:font-size-asian="12pt" style:font-style-asian="normal" style:font-weight-asian="bold" style:font-name-complex="Liberation Serif1" style:font-size-complex="12pt" style:font-style-complex="normal" style:font-weight-complex="bold"/>
    </style:style>
    <style:style style:name="P64"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83a77" officeooo:paragraph-rsid="00183a77" style:font-name-asian="Liberation Serif1" style:font-size-asian="12pt" style:font-style-asian="normal" style:font-weight-asian="bold" style:font-name-complex="Liberation Serif1" style:font-size-complex="12pt" style:font-style-complex="normal" style:font-weight-complex="bold"/>
    </style:style>
    <style:style style:name="P65"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9b0da" officeooo:paragraph-rsid="0019b0da" style:font-name-asian="Liberation Serif1" style:font-size-asian="12pt" style:font-style-asian="normal" style:font-weight-asian="bold" style:font-name-complex="Liberation Serif1" style:font-size-complex="12pt" style:font-style-complex="normal" style:font-weight-complex="bold"/>
    </style:style>
    <style:style style:name="P6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ad32d" officeooo:paragraph-rsid="001ad32d" style:font-name-asian="Liberation Serif1" style:font-size-asian="12pt" style:font-style-asian="normal" style:font-weight-asian="bold" style:font-name-complex="Liberation Serif1" style:font-size-complex="12pt" style:font-style-complex="normal" style:font-weight-complex="bold"/>
    </style:style>
    <style:style style:name="P6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91604" officeooo:paragraph-rsid="00291604" style:font-name-asian="Liberation Serif1" style:font-size-asian="10.5pt" style:font-style-asian="normal" style:font-weight-asian="bold" style:font-name-complex="Liberation Serif1" style:font-size-complex="12pt" style:font-style-complex="normal" style:font-weight-complex="bold"/>
    </style:style>
    <style:style style:name="P68"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83a77" officeooo:paragraph-rsid="00183a77" style:font-name-asian="Liberation Serif1" style:font-size-asian="12pt" style:font-style-asian="italic" style:font-weight-asian="normal" style:font-name-complex="Liberation Serif1" style:font-size-complex="12pt" style:font-style-complex="italic" style:font-weight-complex="normal"/>
    </style:style>
    <style:style style:name="P69" style:family="paragraph" style:parent-style-name="Standard" style:list-style-name="L18">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70"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71" style:family="paragraph" style:parent-style-name="Standard">
      <style:paragraph-properties fo:text-align="start" style:justify-single-word="false"/>
      <style:text-properties style:text-position="0% 100%" style:font-name="Liberation Serif1" fo:font-size="12pt" fo:font-style="italic" style:text-underline-style="none" fo:font-weight="bold" officeooo:rsid="00209e2c" officeooo:paragraph-rsid="00209e2c" style:font-name-asian="Liberation Serif1" style:font-size-asian="10.5pt" style:font-style-asian="italic" style:font-weight-asian="bold" style:font-name-complex="Liberation Serif1" style:font-size-complex="12pt" style:font-style-complex="italic" style:font-weight-complex="bold"/>
    </style:style>
    <style:style style:name="P72"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60124" officeooo:paragraph-rsid="00160124" style:font-name-asian="Noto Sans CJK SC Regular" style:font-size-asian="14pt" style:font-style-asian="normal" style:font-weight-asian="bold" style:font-name-complex="FreeSans" style:font-size-complex="14pt" style:font-style-complex="normal" style:font-weight-complex="bold"/>
    </style:style>
    <style:style style:name="P73"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ad32d" officeooo:paragraph-rsid="001ad32d" style:font-name-asian="Liberation Serif1" style:font-size-asian="14pt" style:font-style-asian="normal" style:font-weight-asian="bold" style:font-name-complex="Liberation Serif1" style:font-size-complex="14pt" style:font-style-complex="normal" style:font-weight-complex="bold"/>
    </style:style>
    <style:style style:name="P74"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09e2c" officeooo:paragraph-rsid="00209e2c" style:font-name-asian="Liberation Serif1" style:font-size-asian="14pt" style:font-style-asian="normal" style:font-weight-asian="bold" style:font-name-complex="Liberation Serif1" style:font-size-complex="14pt" style:font-style-complex="normal" style:font-weight-complex="bold"/>
    </style:style>
    <style:style style:name="P75"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13ff0" officeooo:paragraph-rsid="00213ff0" style:font-name-asian="Liberation Serif1" style:font-size-asian="14pt" style:font-style-asian="normal" style:font-weight-asian="bold" style:font-name-complex="Liberation Serif1" style:font-size-complex="14pt" style:font-style-complex="normal" style:font-weight-complex="bold"/>
    </style:style>
    <style:style style:name="P76"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91604" officeooo:paragraph-rsid="00291604" style:font-name-asian="Liberation Serif1" style:font-size-asian="14pt" style:font-style-asian="normal" style:font-weight-asian="bold" style:font-name-complex="Liberation Serif1" style:font-size-complex="14pt" style:font-style-complex="normal" style:font-weight-complex="bold"/>
    </style:style>
    <style:style style:name="P77" style:family="paragraph" style:parent-style-name="Standard" style:list-style-name="L5">
      <style:paragraph-properties fo:text-align="start" style:justify-single-word="false"/>
      <style:text-properties style:text-position="0% 100%" fo:font-weight="bold" officeooo:rsid="000f6a4c" officeooo:paragraph-rsid="000f6a4c" style:font-weight-asian="bold" style:font-weight-complex="bold"/>
    </style:style>
    <style:style style:name="P78" style:family="paragraph" style:parent-style-name="Standard" style:list-style-name="L9">
      <style:paragraph-properties fo:text-align="start" style:justify-single-word="false"/>
      <style:text-properties style:text-position="0% 100%" fo:font-weight="normal" officeooo:rsid="00127dba" officeooo:paragraph-rsid="00127dba" style:font-weight-asian="normal" style:font-weight-complex="normal"/>
    </style:style>
    <style:style style:name="P79"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Liberation Serif1" style:font-size-asian="10.5pt" style:font-style-asian="italic" style:font-weight-asian="normal" style:font-name-complex="Liberation Serif1" style:font-size-complex="12pt" style:font-style-complex="italic" style:font-weight-complex="normal"/>
    </style:style>
    <style:style style:name="P81" style:family="paragraph" style:parent-style-name="Standard" style:list-style-name="L3">
      <style:paragraph-properties fo:text-align="start" style:justify-single-word="false"/>
      <style:text-properties officeooo:paragraph-rsid="000f6a4c"/>
    </style:style>
    <style:style style:name="P82" style:family="paragraph" style:parent-style-name="Standard" style:list-style-name="L6">
      <style:paragraph-properties fo:text-align="start" style:justify-single-word="false"/>
      <style:text-properties officeooo:paragraph-rsid="000f6a4c"/>
    </style:style>
    <style:style style:name="P83" style:family="paragraph" style:parent-style-name="Standard" style:list-style-name="L7">
      <style:paragraph-properties fo:text-align="start" style:justify-single-word="false"/>
      <style:text-properties officeooo:paragraph-rsid="001130c7"/>
    </style:style>
    <style:style style:name="P84" style:family="paragraph" style:parent-style-name="Standard" style:list-style-name="L8">
      <style:paragraph-properties fo:text-align="start" style:justify-single-word="false"/>
      <style:text-properties officeooo:paragraph-rsid="00127dba"/>
    </style:style>
    <style:style style:name="P85" style:family="paragraph" style:parent-style-name="Standard" style:list-style-name="L3">
      <style:paragraph-properties fo:text-align="start" style:justify-single-word="false"/>
      <style:text-properties fo:font-weight="bold" officeooo:rsid="000f6a4c" officeooo:paragraph-rsid="000f6a4c" style:font-weight-asian="bold" style:font-weight-complex="bold"/>
    </style:style>
    <style:style style:name="P86" style:family="paragraph" style:parent-style-name="Standard" style:list-style-name="L5">
      <style:paragraph-properties fo:text-align="start" style:justify-single-word="false"/>
      <style:text-properties fo:font-weight="bold" officeooo:rsid="000f6a4c" officeooo:paragraph-rsid="000f6a4c" style:font-weight-asian="bold" style:font-weight-complex="bold"/>
    </style:style>
    <style:style style:name="P87" style:family="paragraph" style:parent-style-name="Standard" style:list-style-name="L8">
      <style:paragraph-properties fo:text-align="start" style:justify-single-word="false"/>
      <style:text-properties fo:font-weight="normal" officeooo:rsid="001130c7" officeooo:paragraph-rsid="00127dba" style:font-weight-asian="normal" style:font-weight-complex="normal"/>
    </style:style>
    <style:style style:name="P88" style:family="paragraph" style:parent-style-name="Standard" style:list-style-name="L9">
      <style:paragraph-properties fo:text-align="start" style:justify-single-word="false"/>
      <style:text-properties fo:font-weight="normal" officeooo:rsid="001130c7" officeooo:paragraph-rsid="00127dba" style:font-weight-asian="normal" style:font-weight-complex="normal"/>
    </style:style>
    <style:style style:name="P89" style:family="paragraph" style:parent-style-name="Standard" style:list-style-name="L7">
      <style:paragraph-properties fo:text-align="start" style:justify-single-word="false"/>
      <style:text-properties officeooo:rsid="00127dba" officeooo:paragraph-rsid="00127dba"/>
    </style:style>
    <style:style style:name="P90" style:family="paragraph" style:parent-style-name="Standard" style:list-style-name="L15">
      <style:paragraph-properties fo:text-align="start" style:justify-single-word="false"/>
      <style:text-properties fo:font-style="italic" fo:font-weight="normal" officeooo:rsid="00183a77" officeooo:paragraph-rsid="00183a77"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style:text-position="sub 58%"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T1" style:family="text">
      <style:text-properties style:font-name="Liberation Serif1"/>
    </style:style>
    <style:style style:name="T2" style:family="text">
      <style:text-properties style:font-name="Liberation Serif1" fo:font-size="12pt" fo:font-weight="normal" style:font-size-asian="10.5pt" style:font-weight-asian="normal" style:font-size-complex="12pt" style:font-weight-complex="normal"/>
    </style:style>
    <style:style style:name="T3" style:family="text">
      <style:text-properties style:font-name="Liberation Serif1" fo:font-size="12pt" fo:font-weight="normal" officeooo:rsid="000e9a45" style:font-size-asian="10.5pt" style:font-weight-asian="normal" style:font-size-complex="12pt" style:font-weight-complex="normal"/>
    </style:style>
    <style:style style:name="T4" style:family="text">
      <style:text-properties style:font-name="Liberation Serif1" fo:font-size="12pt" fo:font-weight="normal" style:font-name-asian="Noto Sans CJK SC Regular" style:font-size-asian="10.5pt" style:font-weight-asian="normal" style:font-name-complex="FreeSans" style:font-size-complex="12pt" style:font-weight-complex="normal"/>
    </style:style>
    <style:style style:name="T5" style:family="text">
      <style:text-properties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6" style:family="text">
      <style:text-properties style:font-name="Liberation Serif1" fo:font-size="12pt" fo:font-weight="normal" officeooo:rsid="001130c7" style:font-name-asian="Noto Sans CJK SC Regular" style:font-size-asian="10.5pt" style:font-weight-asian="normal" style:font-name-complex="FreeSans" style:font-size-complex="12pt" style:font-weight-complex="normal"/>
    </style:style>
    <style:style style:name="T7"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8" style:family="text">
      <style:text-properties style:font-name="Liberation Serif1" fo:font-size="12pt" style:font-size-asian="10.5pt" style:font-size-complex="12pt"/>
    </style:style>
    <style:style style:name="T9" style:family="text">
      <style:text-properties style:font-name="Liberation Serif1" fo:font-size="12pt" officeooo:rsid="000d3bb7" style:font-size-asian="10.5pt" style:font-size-complex="12pt"/>
    </style:style>
    <style:style style:name="T10" style:family="text">
      <style:text-properties style:font-name="Liberation Serif1" fo:font-size="12pt" style:font-name-asian="Liberation Serif1" style:font-size-asian="10.5pt" style:font-name-complex="Liberation Serif1" style:font-size-complex="12pt"/>
    </style:style>
    <style:style style:name="T11" style:family="text">
      <style:text-properties style:font-name="Liberation Serif1" fo:font-size="12pt" style:font-name-asian="Noto Sans CJK SC Regular" style:font-size-asian="10.5pt" style:font-name-complex="FreeSans" style:font-size-complex="12pt"/>
    </style:style>
    <style:style style:name="T12" style:family="text">
      <style:text-properties style:font-name="Liberation Serif1" fo:font-size="12pt" officeooo:rsid="000d3bb7" style:font-name-asian="Noto Sans CJK SC Regular" style:font-size-asian="10.5pt" style:font-name-complex="FreeSans" style:font-size-complex="12pt"/>
    </style:style>
    <style:style style:name="T13" style:family="text">
      <style:text-properties style:font-name="Liberation Serif1" fo:font-size="12pt" officeooo:rsid="000f6a4c" style:font-name-asian="Noto Sans CJK SC Regular" style:font-size-asian="10.5pt" style:font-name-complex="FreeSans" style:font-size-complex="12pt"/>
    </style:style>
    <style:style style:name="T14" style:family="text">
      <style:text-properties style:font-name="Liberation Serif1" fo:font-size="12pt" officeooo:rsid="000fe92e" style:font-name-asian="Noto Sans CJK SC Regular" style:font-size-asian="10.5pt" style:font-name-complex="FreeSans" style:font-size-complex="12pt"/>
    </style:style>
    <style:style style:name="T15" style:family="text">
      <style:text-properties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6" style:family="text">
      <style:text-properties style:font-name="Liberation Serif1" fo:font-size="12pt" fo:font-style="normal" style:font-name-asian="Noto Sans CJK SC Regular" style:font-size-asian="10.5pt" style:font-style-asian="normal" style:font-name-complex="FreeSans" style:font-size-complex="12pt" style:font-style-complex="normal"/>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183a77" style:font-name-asian="Liberation Serif1" style:font-name-complex="Liberation Serif1"/>
    </style:style>
    <style:style style:name="T19" style:family="text">
      <style:text-properties style:font-name="Liberation Serif1" officeooo:rsid="00160124" style:font-name-asian="Liberation Serif1" style:font-name-complex="Liberation Serif1"/>
    </style:style>
    <style:style style:name="T20" style:family="text">
      <style:text-properties style:font-name="Liberation Serif"/>
    </style:style>
    <style:style style:name="T21" style:family="text">
      <style:text-properties style:font-name="Liberation Serif" fo:font-weight="bold" style:font-weight-asian="bold" style:font-weight-complex="bold"/>
    </style:style>
    <style:style style:name="T22" style:family="text">
      <style:text-properties style:font-name="Liberation Serif" fo:font-size="12pt" fo:font-weight="normal" style:font-size-asian="10.5pt" style:font-weight-asian="normal" style:font-size-complex="12pt" style:font-weight-complex="normal"/>
    </style:style>
    <style:style style:name="T23" style:family="text">
      <style:text-properties style:font-name="Liberation Serif" fo:font-size="12pt" fo:font-weight="normal" officeooo:rsid="000d3bb7" style:font-name-asian="Noto Sans CJK SC Regular" style:font-size-asian="10.5pt" style:font-weight-asian="normal" style:font-name-complex="FreeSans" style:font-size-complex="12pt" style:font-weight-complex="normal"/>
    </style:style>
    <style:style style:name="T24" style:family="text">
      <style:text-properties fo:font-weight="bold" style:font-weight-asian="bold" style:font-weight-complex="bold"/>
    </style:style>
    <style:style style:name="T25" style:family="text">
      <style:text-properties fo:font-weight="bold" officeooo:rsid="001ad32d" style:font-weight-asian="bold" style:font-weight-complex="bold"/>
    </style:style>
    <style:style style:name="T26" style:family="text">
      <style:text-properties style:text-position="super 58%" style:font-name="Liberation Serif" fo:font-size="12pt" fo:font-weight="normal" style:font-size-asian="10.5pt" style:font-weight-asian="normal" style:font-size-complex="12pt" style:font-weight-complex="normal"/>
    </style:style>
    <style:style style:name="T27" style:family="text">
      <style:text-properties style:text-position="super 58%" style:font-name="Liberation Serif1" fo:font-size="12pt" fo:font-weight="normal" style:font-size-asian="10.5pt" style:font-weight-asian="normal" style:font-size-complex="12pt" style:font-weight-complex="normal"/>
    </style:style>
    <style:style style:name="T28" style:family="text">
      <style:text-properties style:text-position="super 58%" style:font-name="Liberation Serif1" fo:font-size="12pt" fo:font-weight="normal" officeooo:rsid="000e9a45" style:font-size-asian="10.5pt" style:font-weight-asian="normal" style:font-size-complex="12pt" style:font-weight-complex="normal"/>
    </style:style>
    <style:style style:name="T29" style:family="text">
      <style:text-properties style:text-position="super 58%"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30" style:family="text">
      <style:text-properties style:text-position="super 58%" style:font-name="Liberation Serif1" fo:font-size="12pt" style:font-name-asian="Noto Sans CJK SC Regular" style:font-size-asian="10.5pt" style:font-name-complex="FreeSans" style:font-size-complex="12pt"/>
    </style:style>
    <style:style style:name="T31" style:family="text">
      <style:text-properties style:text-position="super 58%" style:font-name="Liberation Serif1" fo:font-size="12pt" officeooo:rsid="000d3bb7" style:font-name-asian="Noto Sans CJK SC Regular" style:font-size-asian="10.5pt" style:font-name-complex="FreeSans" style:font-size-complex="12pt"/>
    </style:style>
    <style:style style:name="T32" style:family="text">
      <style:text-properties style:text-position="super 58%"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33" style:family="text">
      <style:text-properties style:text-position="super 58%"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34" style:family="text">
      <style:text-properties style:text-position="super 58%"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35" style:family="text">
      <style:text-properties style:text-position="super 58%" style:font-name="Liberation Serif1" fo:font-size="12pt" fo:font-style="normal" style:font-name-asian="Noto Sans CJK SC Regular" style:font-size-asian="10.5pt" style:font-style-asian="normal" style:font-name-complex="FreeSans" style:font-size-complex="12pt" style:font-style-complex="normal"/>
    </style:style>
    <style:style style:name="T36" style:family="text">
      <style:text-properties style:text-position="super 58%"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37" style:family="text">
      <style:text-properties style:text-position="super 58%"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38" style:family="text">
      <style:text-properties style:text-position="super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39" style:family="text">
      <style:text-properties style:text-position="super 58%" style:font-name="Liberation Serif1" officeooo:rsid="00183a77" style:font-name-asian="Liberation Serif1" style:font-name-complex="Liberation Serif1"/>
    </style:style>
    <style:style style:name="T40" style:family="text">
      <style:text-properties style:text-position="super 58%" style:font-name-asian="Noto Sans CJK SC Regular" style:font-size-asian="10.5pt" style:font-name-complex="FreeSans"/>
    </style:style>
    <style:style style:name="T41" style:family="text">
      <style:text-properties style:text-position="super 58%" style:font-name-asian="Noto Sans CJK SC Regular" style:font-name-complex="FreeSans"/>
    </style:style>
    <style:style style:name="T42" style:family="text">
      <style:text-properties style:text-position="super 58%" fo:font-style="normal" fo:font-weight="normal" style:font-size-asian="12pt" style:font-style-asian="normal" style:font-weight-asian="normal" style:font-style-complex="normal" style:font-weight-complex="normal"/>
    </style:style>
    <style:style style:name="T43" style:family="text">
      <style:text-properties style:text-position="0% 100%" style:font-name="Liberation Serif" fo:font-size="12pt" fo:font-weight="normal" style:font-size-asian="10.5pt" style:font-weight-asian="normal" style:font-size-complex="12pt" style:font-weight-complex="normal"/>
    </style:style>
    <style:style style:name="T44" style:family="text">
      <style:text-properties style:text-position="0% 100%" style:font-name="Liberation Serif"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45" style:family="text">
      <style:text-properties style:text-position="0% 100%" style:font-name="Liberation Serif1" fo:font-size="12pt" fo:font-weight="normal" style:font-size-asian="10.5pt" style:font-weight-asian="normal" style:font-size-complex="12pt" style:font-weight-complex="normal"/>
    </style:style>
    <style:style style:name="T46" style:family="text">
      <style:text-properties style:text-position="0% 100%"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47" style:family="text">
      <style:text-properties style:text-position="0% 100%"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48" style:family="text">
      <style:text-properties style:text-position="0% 100%"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49" style:family="text">
      <style:text-properties style:text-position="0% 100%"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50" style:family="text">
      <style:text-properties style:text-position="0% 100%" style:font-name="Liberation Serif1" fo:font-size="12pt"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51" style:family="text">
      <style:text-properties style:text-position="0% 100%" style:font-name="Liberation Serif1" fo:font-size="12pt" fo:font-style="normal" fo:font-weight="normal" officeooo:rsid="000e9a45" style:font-name-asian="Liberation Serif1" style:font-size-asian="10.5pt" style:font-style-asian="normal" style:font-weight-asian="normal" style:font-name-complex="Liberation Serif1" style:font-size-complex="12pt" style:font-style-complex="normal" style:font-weight-complex="normal"/>
    </style:style>
    <style:style style:name="T52" style:family="text">
      <style:text-properties style:text-position="0% 100%"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53" style:family="text">
      <style:text-properties style:text-position="0% 100%"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54" style:family="text">
      <style:text-properties style:text-position="0% 100%" style:font-name="Liberation Serif1" fo:font-size="12pt" fo:font-style="normal" fo:font-weight="bold" officeooo:rsid="000f6a4c" style:font-name-asian="Noto Sans CJK SC Regular" style:font-size-asian="10.5pt" style:font-style-asian="normal" style:font-weight-asian="bold" style:font-name-complex="FreeSans" style:font-size-complex="12pt" style:font-style-complex="normal" style:font-weight-complex="bold"/>
    </style:style>
    <style:style style:name="T55" style:family="text">
      <style:text-properties style:text-position="0% 100%" style:font-name="Liberation Serif1" fo:font-size="12pt" fo:font-style="normal" fo:font-weight="bold" officeooo:rsid="001130c7" style:font-name-asian="Noto Sans CJK SC Regular" style:font-size-asian="10.5pt" style:font-style-asian="normal" style:font-weight-asian="bold" style:font-name-complex="FreeSans" style:font-size-complex="12pt" style:font-style-complex="normal" style:font-weight-complex="bold"/>
    </style:style>
    <style:style style:name="T56" style:family="text">
      <style:text-properties style:text-position="0% 100%" style:font-name="Liberation Serif1" fo:font-size="12pt" fo:font-style="normal" fo:font-weight="bold" officeooo:rsid="000fe92e" style:font-name-asian="Noto Sans CJK SC Regular" style:font-size-asian="10.5pt" style:font-style-asian="normal" style:font-weight-asian="bold" style:font-name-complex="FreeSans" style:font-size-complex="12pt" style:font-style-complex="normal" style:font-weight-complex="bold"/>
    </style:style>
    <style:style style:name="T57" style:family="text">
      <style:text-properties style:text-position="0% 100%" style:font-name="Liberation Serif1" fo:font-size="12pt" fo:font-style="normal" style:font-name-asian="Noto Sans CJK SC Regular" style:font-size-asian="10.5pt" style:font-style-asian="normal" style:font-name-complex="FreeSans" style:font-size-complex="12pt" style:font-style-complex="normal"/>
    </style:style>
    <style:style style:name="T58" style:family="text">
      <style:text-properties style:text-position="0% 100%" style:font-name="Liberation Serif1" fo:font-size="12pt" fo:font-style="normal" officeooo:rsid="000d3bb7" style:font-name-asian="Noto Sans CJK SC Regular" style:font-size-asian="10.5pt" style:font-style-asian="normal" style:font-name-complex="FreeSans" style:font-size-complex="12pt" style:font-style-complex="normal"/>
    </style:style>
    <style:style style:name="T59" style:family="text">
      <style:text-properties style:text-position="0% 100%"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60" style:family="text">
      <style:text-properties style:text-position="0% 100%" style:font-name="Liberation Serif1" fo:font-size="12pt" fo:font-style="normal" style:text-underline-style="none" officeooo:rsid="00160124" style:font-name-asian="Noto Sans CJK SC Regular" style:font-size-asian="12pt" style:font-style-asian="normal" style:font-name-complex="FreeSans" style:font-size-complex="12pt" style:font-style-complex="normal"/>
    </style:style>
    <style:style style:name="T61" style:family="text">
      <style:text-properties style:text-position="0% 100%" style:font-name="Liberation Serif1" fo:font-size="12pt" fo:font-style="normal" style:text-underline-style="none" officeooo:rsid="000d3bb7" style:font-name-asian="Noto Sans CJK SC Regular" style:font-size-asian="10.5pt" style:font-style-asian="normal" style:font-name-complex="FreeSans" style:font-size-complex="12pt" style:font-style-complex="normal"/>
    </style:style>
    <style:style style:name="T62" style:family="text">
      <style:text-properties style:text-position="0% 100%"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63" style:family="text">
      <style:text-properties style:text-position="0% 100%" style:font-name="Liberation Serif1" fo:font-size="12pt" fo:font-style="normal" style:text-underline-style="none" style:font-name-asian="Liberation Serif1" style:font-size-asian="12pt" style:font-style-asian="normal" style:font-name-complex="Liberation Serif1" style:font-size-complex="12pt" style:font-style-complex="normal"/>
    </style:style>
    <style:style style:name="T64" style:family="text">
      <style:text-properties style:text-position="0% 100%"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65" style:family="text">
      <style:text-properties style:text-position="0% 100%" style:font-name="Liberation Sans Narrow"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66" style:family="text">
      <style:text-properties style:text-position="sub 58%"/>
    </style:style>
    <style:style style:name="T67" style:family="text">
      <style:text-properties style:text-position="sub 58%" style:font-name="Liberation Serif1" fo:font-size="12pt" fo:font-weight="normal" style:font-name-asian="Noto Sans CJK SC Regular" style:font-size-asian="10.5pt" style:font-weight-asian="normal" style:font-name-complex="FreeSans" style:font-size-complex="12pt" style:font-weight-complex="normal"/>
    </style:style>
    <style:style style:name="T68" style:family="text">
      <style:text-properties style:text-position="sub 58%"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69" style:family="text">
      <style:text-properties style:text-position="sub 58%"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70" style:family="text">
      <style:text-properties style:text-position="sub 58%" style:font-name="Liberation Serif1" fo:font-size="12pt" fo:font-style="normal" style:font-name-asian="Noto Sans CJK SC Regular" style:font-size-asian="10.5pt" style:font-style-asian="normal" style:font-name-complex="FreeSans" style:font-size-complex="12pt" style:font-style-complex="normal"/>
    </style:style>
    <style:style style:name="T71" style:family="text">
      <style:text-properties style:text-position="sub 58%"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72" style:family="text">
      <style:text-properties style:text-position="sub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73" style:family="text">
      <style:text-properties style:text-position="sub 58%" style:font-name="Liberation Serif1" style:font-name-asian="Liberation Serif1" style:font-name-complex="Liberation Serif1"/>
    </style:style>
    <style:style style:name="T74" style:family="text">
      <style:text-properties style:text-position="sub 58%" style:font-size-asian="10.5pt"/>
    </style:style>
    <style:style style:name="T75" style:family="text">
      <style:text-properties style:text-position="sub 58%" officeooo:rsid="001ad32d"/>
    </style:style>
    <style:style style:name="T76" style:family="text">
      <style:text-properties style:text-position="sub 58%" officeooo:rsid="00160124" style:font-name-asian="Noto Sans CJK SC Regular" style:font-size-asian="10.5pt" style:font-name-complex="FreeSans"/>
    </style:style>
    <style:style style:name="T77" style:family="text">
      <style:text-properties style:text-position="sub 58%" style:font-name-asian="Noto Sans CJK SC Regular" style:font-name-complex="FreeSans"/>
    </style:style>
    <style:style style:name="T78" style:family="text">
      <style:text-properties style:text-position="sub 58%" officeooo:rsid="00160124" style:font-name-asian="Noto Sans CJK SC Regular" style:font-name-complex="FreeSans"/>
    </style:style>
    <style:style style:name="T79" style:family="text">
      <style:text-properties style:text-position="sub 58%" style:font-name-asian="Noto Sans CJK SC Regular" style:font-size-asian="12pt" style:font-name-complex="FreeSans"/>
    </style:style>
    <style:style style:name="T80" style:family="text">
      <style:text-properties style:text-position="sub 58%" style:font-name="Liberation Sans Narrow" style:font-name-asian="Noto Sans CJK SC Regular" style:font-name-complex="FreeSans"/>
    </style:style>
    <style:style style:name="T81" style:family="text">
      <style:text-properties style:text-position="sub 58%" fo:font-style="normal" fo:font-weight="normal" style:font-size-asian="12pt" style:font-style-asian="normal" style:font-weight-asian="normal" style:font-style-complex="normal" style:font-weight-complex="normal"/>
    </style:style>
    <style:style style:name="T82" style:family="text">
      <style:text-properties style:text-position="sub 58%" fo:font-style="normal" fo:font-weight="normal" style:font-name-asian="Noto Sans CJK SC Regular" style:font-style-asian="normal" style:font-weight-asian="normal" style:font-name-complex="FreeSans" style:font-style-complex="normal" style:font-weight-complex="normal"/>
    </style:style>
    <style:style style:name="T83" style:family="text">
      <style:text-properties style:text-position="sub 58%" style:font-name="Liberation Serif" officeooo:rsid="00209e2c" style:font-name-asian="Noto Sans CJK SC Regular" style:font-name-complex="FreeSans"/>
    </style:style>
    <style:style style:name="T84" style:family="text">
      <style:text-properties style:text-position="sub 58%" style:font-name="Liberation Serif" officeooo:rsid="001ad32d" style:font-size-asian="12pt"/>
    </style:style>
    <style:style style:name="T85" style:family="text">
      <style:text-properties style:text-position="sub 58%" style:font-name="Liberation Serif" officeooo:rsid="00209e2c" style:font-size-asian="12pt"/>
    </style:style>
    <style:style style:name="T86" style:family="text">
      <style:text-properties fo:font-variant="normal" fo:text-transform="none" fo:color="#222222" style:font-name="Liberation Serif1" fo:font-size="12pt" fo:letter-spacing="normal" fo:font-weight="normal" officeooo:rsid="000fe92e" style:font-name-asian="Noto Sans CJK SC Regular" style:font-size-asian="10.5pt" style:font-weight-asian="normal" style:font-name-complex="FreeSans" style:font-size-complex="12pt" style:font-weight-complex="normal"/>
    </style:style>
    <style:style style:name="T87" style:family="text">
      <style:text-properties fo:font-variant="normal" fo:text-transform="none" fo:color="#222222" style:text-position="sub 58%"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88" style:family="text">
      <style:text-properties fo:font-variant="normal" fo:text-transform="none" fo:color="#222222" style:text-position="0% 100%" style:font-name="Liberation Serif1" fo:font-size="12pt" fo:letter-spacing="normal"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89" style:family="text">
      <style:text-properties fo:font-variant="normal" fo:text-transform="none" fo:color="#222222" style:text-position="0% 100%"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90" style:family="text">
      <style:text-properties fo:font-variant="normal" fo:text-transform="none" fo:color="#222222" style:text-position="0% 100%" style:font-name="Liberation Serif1" fo:font-size="12pt" fo:letter-spacing="normal"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91" style:family="text">
      <style:text-properties officeooo:rsid="0013eeb6"/>
    </style:style>
    <style:style style:name="T92" style:family="text">
      <style:text-properties style:font-size-asian="10.5pt"/>
    </style:style>
    <style:style style:name="T93" style:family="text">
      <style:text-properties officeooo:rsid="000d3bb7" style:font-size-asian="10.5pt"/>
    </style:style>
    <style:style style:name="T94" style:family="text">
      <style:text-properties style:font-name="Liberation Sans Narrow" style:font-size-asian="10.5pt"/>
    </style:style>
    <style:style style:name="T95" style:family="text">
      <style:text-properties style:font-name="Liberation Sans Narrow" style:font-name-asian="Liberation Serif1" style:font-size-asian="10.5pt" style:font-name-complex="Liberation Serif1"/>
    </style:style>
    <style:style style:name="T96" style:family="text">
      <style:text-properties style:font-name="Liberation Sans Narrow" style:font-name-asian="Noto Sans CJK SC Regular" style:font-size-asian="10.5pt" style:font-name-complex="FreeSans"/>
    </style:style>
    <style:style style:name="T97" style:family="text">
      <style:text-properties style:font-name="Liberation Sans Narrow" officeooo:rsid="00160124" style:font-name-asian="Noto Sans CJK SC Regular" style:font-size-asian="10.5pt" style:font-name-complex="FreeSans"/>
    </style:style>
    <style:style style:name="T98" style:family="text">
      <style:text-properties style:font-name="Liberation Sans Narrow" officeooo:rsid="00160124" style:font-name-asian="Noto Sans CJK SC Regular" style:font-name-complex="FreeSans"/>
    </style:style>
    <style:style style:name="T99" style:family="text">
      <style:text-properties style:font-name="Liberation Sans Narrow" officeooo:rsid="00232ccc" style:font-name-asian="Noto Sans CJK SC Regular" style:font-name-complex="FreeSans"/>
    </style:style>
    <style:style style:name="T100" style:family="text">
      <style:text-properties style:font-name-asian="Noto Sans CJK SC Regular" style:font-name-complex="FreeSans"/>
    </style:style>
    <style:style style:name="T101" style:family="text">
      <style:text-properties officeooo:rsid="00160124" style:font-name-asian="Noto Sans CJK SC Regular" style:font-name-complex="FreeSans"/>
    </style:style>
    <style:style style:name="T102" style:family="text">
      <style:text-properties officeooo:rsid="000d3bb7" style:font-name-asian="Noto Sans CJK SC Regular" style:font-name-complex="FreeSans"/>
    </style:style>
    <style:style style:name="T103" style:family="text">
      <style:text-properties style:font-name-asian="Noto Sans CJK SC Regular" style:font-size-asian="10.5pt" style:font-name-complex="FreeSans"/>
    </style:style>
    <style:style style:name="T104" style:family="text">
      <style:text-properties officeooo:rsid="000d3bb7" style:font-name-asian="Noto Sans CJK SC Regular" style:font-size-asian="10.5pt" style:font-name-complex="FreeSans"/>
    </style:style>
    <style:style style:name="T105" style:family="text">
      <style:text-properties officeooo:rsid="00160124" style:font-name-asian="Noto Sans CJK SC Regular" style:font-size-asian="10.5pt" style:font-name-complex="FreeSans"/>
    </style:style>
    <style:style style:name="T106" style:family="text">
      <style:text-properties officeooo:rsid="00160124" style:font-name-asian="Noto Sans CJK SC Regular" style:font-size-asian="12pt" style:font-name-complex="FreeSans"/>
    </style:style>
    <style:style style:name="T107" style:family="text">
      <style:text-properties officeooo:rsid="001ad32d"/>
    </style:style>
    <style:style style:name="T108" style:family="text">
      <style:text-properties style:font-name="Liberation Serif"/>
    </style:style>
    <style:style style:name="T109" style:family="text">
      <style:text-properties style:font-name="Liberation Serif" style:font-name-asian="Noto Sans CJK SC Regular" style:font-size-asian="10.5pt" style:font-name-complex="FreeSans"/>
    </style:style>
    <style:style style:name="T110" style:family="text">
      <style:text-properties style:font-name="Liberation Serif" officeooo:rsid="00209e2c" style:font-name-asian="Noto Sans CJK SC Regular" style:font-name-complex="FreeSans"/>
    </style:style>
    <style:style style:name="T111" style:family="text">
      <style:text-properties style:font-name="Liberation Serif" officeooo:rsid="00160124" style:font-name-asian="Noto Sans CJK SC Regular" style:font-name-complex="FreeSans"/>
    </style:style>
    <style:style style:name="T112" style:family="text">
      <style:text-properties style:font-name="Liberation Serif" officeooo:rsid="00209e2c" style:font-size-asian="12pt"/>
    </style:style>
    <style:style style:name="T113" style:family="text">
      <style:text-properties style:font-size-asian="12pt"/>
    </style:style>
    <style:style style:name="T114" style:family="text">
      <style:text-properties officeooo:rsid="001d74a5" style:font-size-asian="12pt"/>
    </style:style>
    <style:style style:name="T115" style:family="text">
      <style:text-properties officeooo:rsid="001ad32d" style:font-size-asian="12pt"/>
    </style:style>
    <style:style style:name="T116" style:family="text">
      <style:text-properties officeooo:rsid="00232ccc" style:font-size-asian="12pt"/>
    </style:style>
    <style:style style:name="T117" style:family="text">
      <style:text-properties officeooo:rsid="0026394d" style:font-size-asian="12pt"/>
    </style:style>
    <style:style style:name="T118" style:family="text">
      <style:text-properties fo:font-style="normal" fo:font-weight="normal" officeooo:rsid="000e9a45" style:font-style-asian="normal" style:font-weight-asian="normal" style:font-style-complex="normal" style:font-weight-complex="normal"/>
    </style:style>
    <style:style style:name="T119" style:family="text">
      <style:text-properties fo:font-style="normal" fo:font-weight="normal" style:font-size-asian="12pt" style:font-style-asian="normal" style:font-weight-asian="normal" style:font-style-complex="normal" style:font-weight-complex="normal"/>
    </style:style>
    <style:style style:name="T120" style:family="text">
      <style:text-properties fo:font-style="normal" fo:font-weight="normal" style:font-name-asian="Noto Sans CJK SC Regular" style:font-style-asian="normal" style:font-weight-asian="normal" style:font-name-complex="FreeSans" style:font-style-complex="normal" style:font-weight-complex="normal"/>
    </style:style>
    <style:style style:name="T121" style:family="text">
      <style:text-properties fo:font-style="normal" fo:font-weight="normal" officeooo:rsid="001130c7" style:font-name-asian="Noto Sans CJK SC Regular" style:font-style-asian="normal" style:font-weight-asian="normal" style:font-name-complex="FreeSans" style:font-style-complex="normal" style:font-weight-complex="normal"/>
    </style:style>
    <style:style style:name="T122" style:family="text">
      <style:text-properties style:font-name="Liberation Serif1" fo:font-style="normal" fo:font-weight="normal" style:font-name-asian="Liberation Serif1" style:font-size-asian="12pt" style:font-style-asian="normal" style:font-weight-asian="normal" style:font-name-complex="Liberation Serif1"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ite Automata and Regular Languages</text:p>
      <text:p text:style-name="P2"/>
      <text:p text:style-name="P18"/>
      <text:p text:style-name="P18">FUNDAMENTALS</text:p>
      <text:p text:style-name="P18"/>
      <text:p text:style-name="P3"><text:span text:style-name="T24">Alphabet</text:span>: alphabet is a finite non-empty set of symbols</text:p>
      <text:p text:style-name="P3"><text:span text:style-name="T1">Σ</text:span><text:span text:style-name="T20"> denotes an alphabet</text:span></text:p>
      <text:p text:style-name="P19"/>
      <text:p text:style-name="P3"><text:span text:style-name="T21">String</text:span><text:span text:style-name="T20">: </text:span></text:p>
      <text:list xml:id="list3787032347048117872" text:style-name="L1">
        <text:list-item>
          <text:p text:style-name="P24">a string over an alphabet ‘A’ is a finite ordered sequence of symbols from ‘A’. The length of the string is the number of symbols in string with repetitions counted</text:p>
        </text:list-item>
        <text:list-item>
          <text:p text:style-name="P25"><text:span text:style-name="T22">an empty string denoted by ‘</text:span><text:span text:style-name="T2">ε</text:span><text:span text:style-name="T22">’, is the (unique) string of length zero. </text:span></text:p>
        </text:list-item>
        <text:list-item>
          <text:p text:style-name="P25"><text:span text:style-name="T22">If S and T are sets of strings then ST = {xy | x </text:span><text:span text:style-name="T2">є</text:span><text:span text:style-name="T22"> S and y </text:span><text:span text:style-name="T2">є T</text:span><text:span text:style-name="T22"> }</text:span></text:p>
        </text:list-item>
        <text:list-item>
          <text:p text:style-name="P24">Given an alphabet A,</text:p>
          <text:list>
            <text:list-item>
              <text:p text:style-name="P25"><text:span text:style-name="T22">A</text:span><text:span text:style-name="T26">o </text:span><text:span text:style-name="T43">= { </text:span><text:span text:style-name="T45">ε}</text:span></text:p>
            </text:list-item>
            <text:list-item>
              <text:p text:style-name="P25"><text:span text:style-name="T45">A</text:span><text:span text:style-name="T27">n+1 </text:span><text:span text:style-name="T45">= A.A</text:span><text:span text:style-name="T27">n</text:span></text:p>
            </text:list-item>
            <text:list-item>
              <text:p text:style-name="P26">. . .</text:p>
            </text:list-item>
            <text:list-item>
              <text:p text:style-name="P27"><text:span text:style-name="T2">A</text:span><text:span text:style-name="T27">* </text:span><text:span text:style-name="T2">= </text:span><text:span text:style-name="T3">U(n = 0 to infinity) A</text:span><text:span text:style-name="T28">n</text:span></text:p>
            </text:list-item>
          </text:list>
        </text:list-item>
      </text:list>
      <text:p text:style-name="P20"/>
      <text:p text:style-name="P6">LANGUAGES</text:p>
      <text:list xml:id="list3724256952372803300" text:style-name="L2">
        <text:list-item>
          <text:p text:style-name="P28"><text:span text:style-name="T8">A language ‘L’ over </text:span><text:span text:style-name="T9">Σ </text:span><text:span text:style-name="T8">is any finite or infinite set of strings over </text:span><text:span text:style-name="T9">Σ.</text:span></text:p>
        </text:list-item>
        <text:list-item>
          <text:p text:style-name="P28"><text:span text:style-name="T9">T</text:span><text:span text:style-name="T8">he elements in L are strings – finite sequences of symbols</text:span></text:p>
        </text:list-item>
        <text:list-item>
          <text:p text:style-name="P31">A language which does not contain any elements is called an ‘empty language’</text:p>
        </text:list-item>
        <text:list-item>
          <text:p text:style-name="P28"><text:span text:style-name="T8">Empty language resembles empty set =&gt; { } = Ф </text:span><text:span text:style-name="T10">≠</text:span><text:span text:style-name="T11"> <text:s/></text:span><text:span text:style-name="T12">ε </text:span></text:p>
        </text:list-item>
        <text:list-item>
          <text:p text:style-name="P28"><text:span text:style-name="T12">A </text:span><text:span text:style-name="T11">language L over an alphabet A is subset of </text:span><text:span text:style-name="T12">A</text:span><text:span text:style-name="T31">* </text:span><text:span text:style-name="T12"><text:s/></text:span><text:span text:style-name="T11">i.e. L ( A</text:span><text:span text:style-name="T30">*</text:span></text:p>
        </text:list-item>
        <text:list-item>
          <text:p text:style-name="P28"><text:span text:style-name="T11">An empty language is a language that does not accept any strings including <text:s/></text:span><text:span text:style-name="T12">ε. </text:span><text:span text:style-name="T13">(-&gt;O)</text:span></text:p>
        </text:list-item>
        <text:list-item>
          <text:p text:style-name="P29"><text:span text:style-name="T12">A </text:span><text:span text:style-name="T11">language which only accepts <text:s/></text:span><text:span text:style-name="T12">ε </text:span><text:span text:style-name="T11">( -&gt;OO (concentric))</text:span></text:p>
        </text:list-item>
      </text:list>
      <text:p text:style-name="P7"/>
      <text:p text:style-name="P4"><text:span text:style-name="T12">O</text:span><text:span text:style-name="T11">PERATIONS</text:span></text:p>
      <text:p text:style-name="P8">Operations on strings</text:p>
      <text:list xml:id="list829936167588867824" text:style-name="L3">
        <text:list-item>
          <text:p text:style-name="P81"><text:span text:style-name="T54">Concatenation</text:span><text:span text:style-name="T47">: Combines two strings by putting one after the other (a.b)</text:span></text:p>
        </text:list-item>
      </text:list>
      <text:list xml:id="list6915669088337307262" text:style-name="L4">
        <text:list-item>
          <text:list>
            <text:list-item>
              <text:p text:style-name="P32">Concatenation of empty string with any other string gives the string itself</text:p>
            </text:list-item>
          </text:list>
        </text:list-item>
      </text:list>
      <text:list xml:id="list23704559991280" text:continue-list="list829936167588867824" text:style-name="L3">
        <text:list-item>
          <text:list>
            <text:list-header>
              <text:p text:style-name="P33"/>
            </text:list-header>
          </text:list>
        </text:list-item>
        <text:list-item>
          <text:p text:style-name="P85"><text:span text:style-name="T57">Substring: </text:span><text:span text:style-name="T46">If ‘w’ is a string, then ‘v’ is a substring of ‘w’ if there exists string x and y such that w = xvy. ‘x’ is called the prefix and ‘y’ is called the suffix of w.</text:span></text:p>
          <text:p text:style-name="P33"/>
        </text:list-item>
        <text:list-item>
          <text:p text:style-name="P85"><text:span text:style-name="T57">Reversal: </text:span><text:span text:style-name="T46">if ‘w’ is a string, then w</text:span><text:span text:style-name="T32">R</text:span><text:span text:style-name="T57"> </text:span><text:span text:style-name="T46">is reversal of string spelled backwards.</text:span></text:p>
        </text:list-item>
      </text:list>
      <text:list xml:id="list8835928869939117164" text:style-name="L5">
        <text:list-item>
          <text:list>
            <text:list-item>
              <text:p text:style-name="P86"><text:span text:style-name="T46">x=(x</text:span><text:span text:style-name="T32">R</text:span><text:span text:style-name="T46">)</text:span><text:span text:style-name="T32">R</text:span></text:p>
            </text:list-item>
            <text:list-item>
              <text:p text:style-name="P77"><text:span text:style-name="T15">(xz)</text:span><text:span text:style-name="T32">R </text:span><text:span text:style-name="T15">= z</text:span><text:span text:style-name="T32">R</text:span><text:span text:style-name="T15">.x</text:span><text:span text:style-name="T32">R</text:span></text:p>
            </text:list-item>
          </text:list>
        </text:list-item>
      </text:list>
      <text:list xml:id="list23704809766930" text:continue-list="list23704559991280" text:style-name="L3">
        <text:list-header>
          <text:p text:style-name="P33"/>
        </text:list-header>
        <text:list-item>
          <text:p text:style-name="P85"><text:span text:style-name="T57">Kleen star operation: </text:span><text:span text:style-name="T46">Let ‘w’ be a string w</text:span><text:span text:style-name="T32">*</text:span><text:span text:style-name="T46"> is set of strings obtained by applying any number of concatenations of w with itself, including empty string.</text:span></text:p>
        </text:list-item>
      </text:list>
      <text:list xml:id="list3113220110064380619" text:style-name="L6">
        <text:list-item>
          <text:list>
            <text:list-item>
              <text:p text:style-name="P82"><text:span text:style-name="T47">Example: a</text:span><text:span text:style-name="T33">* </text:span><text:span text:style-name="T47"><text:s/>= {</text:span><text:span text:style-name="T48">ε, </text:span><text:span text:style-name="T47">a, aa, aaa, ...}</text:span></text:p>
            </text:list-item>
          </text:list>
        </text:list-item>
      </text:list>
      <text:p text:style-name="P8"/>
      <text:p text:style-name="P5"><text:span text:style-name="T11">Operations on </text:span><text:span text:style-name="T14">Langauges</text:span></text:p>
      <text:list xml:id="list7527523251805516397" text:style-name="L7">
        <text:list-item>
          <text:p text:style-name="P30"><text:span text:style-name="T11">Union: </text:span><text:span text:style-name="T4">Given some alphabet </text:span><text:span text:style-name="T5">Σ, </text:span><text:span text:style-name="T4">for any two languages, L</text:span><text:span text:style-name="T67">1</text:span><text:span text:style-name="T4">, L</text:span><text:span text:style-name="T67">2 </text:span><text:span text:style-name="T4">oven </text:span><text:span text:style-name="T5">Σ, </text:span><text:span text:style-name="T4">the union <text:s/>L</text:span><text:span text:style-name="T67">1 </text:span><text:span text:style-name="T4">union L</text:span><text:span text:style-name="T67">2</text:span><text:span text:style-name="T4"> of L</text:span><text:span text:style-name="T67">1 </text:span><text:span text:style-name="T4">and L</text:span><text:span text:style-name="T67">2 </text:span><text:span text:style-name="T4">is the language L</text:span><text:span text:style-name="T67">1 </text:span><text:span text:style-name="T4">union L</text:span><text:span text:style-name="T67">2 </text:span><text:span text:style-name="T4"><text:s/>= {w</text:span><text:span text:style-name="T23"> </text:span><text:span text:style-name="T5">є</text:span><text:span text:style-name="T23"> </text:span><text:span text:style-name="T5">Σ</text:span><text:span text:style-name="T29">*</text:span><text:span text:style-name="T5"> </text:span><text:span text:style-name="T4">| w </text:span><text:span text:style-name="T5">є </text:span><text:span text:style-name="T4">L</text:span><text:span text:style-name="T67">1 </text:span><text:span text:style-name="T4">or w </text:span><text:span text:style-name="T5">є </text:span><text:span text:style-name="T4">L</text:span><text:span text:style-name="T67">2</text:span><text:span text:style-name="T5"> </text:span><text:span text:style-name="T4">}</text:span></text:p>
        </text:list-item>
        <text:list-item>
          <text:p text:style-name="P30"><text:span text:style-name="T11">Intersection: </text:span><text:span text:style-name="T4">Given some alphabet </text:span><text:span text:style-name="T5">Σ, </text:span><text:span text:style-name="T4">for any two languages, L</text:span><text:span text:style-name="T67">1</text:span><text:span text:style-name="T4">, L</text:span><text:span text:style-name="T67">2 </text:span><text:span text:style-name="T4">oven </text:span><text:span text:style-name="T5">Σ, </text:span><text:span text:style-name="T4">the </text:span><text:span text:style-name="T6">intersection</text:span><text:span text:style-name="T4"> <text:s/>L</text:span><text:span text:style-name="T67">1</text:span><text:span text:style-name="T7">∩</text:span><text:span text:style-name="T4"> L</text:span><text:span text:style-name="T67">2</text:span><text:span text:style-name="T4"> of L</text:span><text:span text:style-name="T67">1 </text:span><text:span text:style-name="T4">and L</text:span><text:span text:style-name="T67">2 </text:span><text:span text:style-name="T4">is the language L</text:span><text:span text:style-name="T67">1 </text:span><text:span text:style-name="T7">∩</text:span><text:span text:style-name="T4"> L</text:span><text:span text:style-name="T67">2 </text:span><text:span text:style-name="T4"><text:s/>= {w</text:span><text:span text:style-name="T23"> </text:span><text:span text:style-name="T5">є</text:span><text:span text:style-name="T23"> </text:span><text:span text:style-name="T5">Σ</text:span><text:span text:style-name="T29">*</text:span><text:span text:style-name="T5"> </text:span><text:span text:style-name="T4">| w </text:span><text:span text:style-name="T5">є </text:span><text:span text:style-name="T4">L</text:span><text:span text:style-name="T67">1 </text:span><text:span text:style-name="T4">and w </text:span><text:span text:style-name="T5">є </text:span><text:span text:style-name="T4">L</text:span><text:span text:style-name="T67">2</text:span><text:span text:style-name="T5"> </text:span><text:span text:style-name="T4">}</text:span></text:p>
        </text:list-item>
        <text:list-item>
          <text:p text:style-name="P30"><text:soft-page-break/><text:span text:style-name="T11">Difference / Relative Complement: </text:span><text:span text:style-name="T4">Given some alphabet </text:span><text:span text:style-name="T5">Σ, </text:span><text:span text:style-name="T4">for any two languages, L</text:span><text:span text:style-name="T67">1</text:span><text:span text:style-name="T4">, L</text:span><text:span text:style-name="T67">2 </text:span><text:span text:style-name="T4">oven </text:span><text:span text:style-name="T5">Σ, </text:span><text:span text:style-name="T4">the </text:span><text:span text:style-name="T6">differnece</text:span><text:span text:style-name="T4"> <text:s/>L</text:span><text:span text:style-name="T67">1</text:span><text:span text:style-name="T7">-</text:span><text:span text:style-name="T4"> L</text:span><text:span text:style-name="T67">2</text:span><text:span text:style-name="T4"> of L</text:span><text:span text:style-name="T67">1 </text:span><text:span text:style-name="T4">and L</text:span><text:span text:style-name="T67">2 </text:span><text:span text:style-name="T4">is the language L</text:span><text:span text:style-name="T67">1 </text:span><text:span text:style-name="T7">-</text:span><text:span text:style-name="T4"> L</text:span><text:span text:style-name="T67">2 </text:span><text:span text:style-name="T4"><text:s/>= {w</text:span><text:span text:style-name="T23"> </text:span><text:span text:style-name="T5">є</text:span><text:span text:style-name="T23"> </text:span><text:span text:style-name="T5">Σ</text:span><text:span text:style-name="T29">*</text:span><text:span text:style-name="T5"> </text:span><text:span text:style-name="T4">| w </text:span><text:span text:style-name="T5">є </text:span><text:span text:style-name="T4">L</text:span><text:span text:style-name="T67">1 </text:span><text:span text:style-name="T4">and w </text:span><text:span text:style-name="T6">does not belong to</text:span><text:span text:style-name="T5"> </text:span><text:span text:style-name="T4">L</text:span><text:span text:style-name="T67">2</text:span><text:span text:style-name="T5"> </text:span><text:span text:style-name="T4">}</text:span></text:p>
        </text:list-item>
        <text:list-item>
          <text:p text:style-name="P83"><text:span text:style-name="T55">Concatenation: </text:span><text:span text:style-name="T49">Given some alphabet </text:span><text:span text:style-name="T48">Σ, </text:span><text:span text:style-name="T49">for any two languages, L</text:span><text:span text:style-name="T68">1</text:span><text:span text:style-name="T49">, L</text:span><text:span text:style-name="T68">2 </text:span><text:span text:style-name="T49">oven </text:span><text:span text:style-name="T48">Σ, </text:span><text:span text:style-name="T49">the </text:span><text:span text:style-name="T50">concatenation</text:span><text:span text:style-name="T49"> <text:s/>L</text:span><text:span text:style-name="T68">1</text:span><text:span text:style-name="T69"> </text:span><text:span text:style-name="T49"><text:s/>L</text:span><text:span text:style-name="T68">2</text:span><text:span text:style-name="T49"> of L</text:span><text:span text:style-name="T68">1 </text:span><text:span text:style-name="T49">and L</text:span><text:span text:style-name="T68">2 </text:span><text:span text:style-name="T49">is the language L</text:span><text:span text:style-name="T68">1 </text:span><text:span text:style-name="T49">L</text:span><text:span text:style-name="T68">2 </text:span><text:span text:style-name="T49"><text:s/>= {w</text:span><text:span text:style-name="T44"> </text:span><text:span text:style-name="T48">є</text:span><text:span text:style-name="T44"> </text:span><text:span text:style-name="T48">Σ</text:span><text:span text:style-name="T34">*</text:span><text:span text:style-name="T48"> </text:span><text:span text:style-name="T49">|</text:span><text:span text:style-name="T86">∃</text:span><text:span text:style-name="T49"> </text:span><text:span text:style-name="T50">u</text:span><text:span text:style-name="T49"> </text:span><text:span text:style-name="T48">є </text:span><text:span text:style-name="T49">L</text:span><text:span text:style-name="T68">1</text:span><text:span text:style-name="T49">, </text:span><text:span text:style-name="T88">∃</text:span><text:span text:style-name="T89">v </text:span><text:span text:style-name="T90">є </text:span><text:span text:style-name="T88">L</text:span><text:span text:style-name="T87">2</text:span><text:span text:style-name="T68"> </text:span><text:span text:style-name="T49">and w </text:span><text:span text:style-name="T50">= uv</text:span><text:span text:style-name="T49">}</text:span></text:p>
        </text:list-item>
      </text:list>
      <text:list xml:id="list8983877295785463616" text:style-name="L8">
        <text:list-item>
          <text:p text:style-name="P35">Properties</text:p>
        </text:list-item>
        <text:list-item>
          <text:p text:style-name="P34">LØ = Ø = ØL</text:p>
        </text:list-item>
        <text:list-item>
          <text:p text:style-name="P87"><text:span text:style-name="T57">L{</text:span><text:span text:style-name="T58">ε</text:span><text:span text:style-name="T57">} = L = { </text:span><text:span text:style-name="T58">ε</text:span><text:span text:style-name="T57">} L</text:span></text:p>
        </text:list-item>
        <text:list-item>
          <text:p text:style-name="P87"><text:span text:style-name="T57">(L</text:span><text:span text:style-name="T70">1</text:span><text:span text:style-name="T57"> U {</text:span><text:span text:style-name="T58">ε</text:span><text:span text:style-name="T57">}) L</text:span><text:span text:style-name="T70">2</text:span><text:span text:style-name="T57"> = L</text:span><text:span text:style-name="T70">1</text:span><text:span text:style-name="T57">L</text:span><text:span text:style-name="T70">2</text:span><text:span text:style-name="T57"> U L</text:span><text:span text:style-name="T70">2</text:span></text:p>
        </text:list-item>
        <text:list-item>
          <text:p text:style-name="P87"><text:span text:style-name="T57">L</text:span><text:span text:style-name="T70">1</text:span><text:span text:style-name="T57">(L</text:span><text:span text:style-name="T70">2</text:span><text:span text:style-name="T57"> U {</text:span><text:span text:style-name="T58">ε</text:span><text:span text:style-name="T57">}) = L</text:span><text:span text:style-name="T70">1</text:span><text:span text:style-name="T57">L</text:span><text:span text:style-name="T70">2</text:span><text:span text:style-name="T57"> U L</text:span><text:span text:style-name="T70">1</text:span></text:p>
        </text:list-item>
        <text:list-item>
          <text:p text:style-name="P87"><text:span text:style-name="T57">L</text:span><text:span text:style-name="T35">n</text:span><text:span text:style-name="T57">L = LL</text:span><text:span text:style-name="T35">n </text:span><text:span text:style-name="T57">= L</text:span><text:span text:style-name="T35">n+1</text:span></text:p>
          <text:list>
            <text:list-item>
              <text:p text:style-name="P84"><text:span text:style-name="T49">L</text:span><text:span text:style-name="T68">1</text:span><text:span text:style-name="T49">L</text:span><text:span text:style-name="T68">2</text:span><text:span text:style-name="T49"> </text:span><text:span text:style-name="T51">≠ </text:span><text:span text:style-name="T52">L</text:span><text:span text:style-name="T69">2</text:span><text:span text:style-name="T52">L</text:span><text:span text:style-name="T69">1</text:span></text:p>
            </text:list-item>
          </text:list>
        </text:list-item>
      </text:list>
      <text:list xml:id="list23705579338426" text:continue-list="list7527523251805516397" text:style-name="L7">
        <text:list-item>
          <text:p text:style-name="P89"><text:span text:style-name="T56">K</text:span><text:span text:style-name="T53">leen * Closure (L</text:span><text:span text:style-name="T37">*</text:span><text:span text:style-name="T53">)</text:span><text:span text:style-name="T46">: Given an alphabet <text:s/></text:span><text:span text:style-name="T48">Σ, </text:span><text:span text:style-name="T46">for any language L over <text:s/></text:span><text:span text:style-name="T48">Σ, </text:span><text:span text:style-name="T46">the </text:span><text:span text:style-name="T32">* </text:span><text:span text:style-name="T46">closure L</text:span><text:span text:style-name="T32">*</text:span><text:span text:style-name="T46"> of L is language, L</text:span><text:span text:style-name="T32">* </text:span><text:span text:style-name="T46"><text:s/>= </text:span><text:span text:style-name="T64">U</text:span><text:span text:style-name="T72">n&gt;=0 </text:span><text:span text:style-name="T64">L</text:span><text:span text:style-name="T38">n</text:span></text:p>
        </text:list-item>
        <text:list-item>
          <text:p text:style-name="P89"><text:span text:style-name="T56">K</text:span><text:span text:style-name="T53">leen + Closure (L</text:span><text:span text:style-name="T37">+</text:span><text:span text:style-name="T53">)</text:span><text:span text:style-name="T46">: Given an alphabet <text:s/></text:span><text:span text:style-name="T48">Σ, </text:span><text:span text:style-name="T46">for any language L over <text:s/></text:span><text:span text:style-name="T48">Σ, </text:span><text:span text:style-name="T46">the kleen </text:span><text:span text:style-name="T32">+ </text:span><text:span text:style-name="T46">closure L</text:span><text:span text:style-name="T32">+</text:span><text:span text:style-name="T46"> of L is language, L+</text:span><text:span text:style-name="T32"> </text:span><text:span text:style-name="T46"><text:s/>= </text:span><text:span text:style-name="T64">U</text:span><text:span text:style-name="T72">n&gt;=1 </text:span><text:span text:style-name="T64">L</text:span><text:span text:style-name="T38">n</text:span></text:p>
        </text:list-item>
      </text:list>
      <text:p text:style-name="P21"/>
      <text:p text:style-name="P17"><text:span text:style-name="T38"><text:tab/><text:tab/></text:span><text:span text:style-name="T55">Properties</text:span></text:p>
      <text:list xml:id="list3850942134288174165" text:style-name="L9">
        <text:list-item>
          <text:p text:style-name="P88"><text:span text:style-name="T57">Ø</text:span><text:span text:style-name="T35">*</text:span><text:span text:style-name="T57"> = {</text:span><text:span text:style-name="T58">ε</text:span><text:span text:style-name="T57">}</text:span></text:p>
        </text:list-item>
        <text:list-item>
          <text:p text:style-name="P88"><text:span text:style-name="T59">L</text:span><text:span text:style-name="T36">+</text:span><text:span text:style-name="T57"> = L</text:span><text:span text:style-name="T35">*</text:span><text:span text:style-name="T59">L</text:span></text:p>
        </text:list-item>
        <text:list-item>
          <text:p text:style-name="P78"><text:span text:style-name="T16">(L</text:span><text:span text:style-name="T35">*</text:span><text:span text:style-name="T16">)</text:span><text:span text:style-name="T35">* </text:span><text:span text:style-name="T16">= L</text:span><text:span text:style-name="T35">*</text:span></text:p>
        </text:list-item>
        <text:list-item>
          <text:p text:style-name="P78"><text:span text:style-name="T16">L</text:span><text:span text:style-name="T35">*</text:span><text:span text:style-name="T16">L</text:span><text:span text:style-name="T35">* </text:span><text:span text:style-name="T16">= L</text:span><text:span text:style-name="T35">*</text:span></text:p>
        </text:list-item>
      </text:list>
      <text:p text:style-name="P10"/>
      <text:p text:style-name="P10"/>
      <text:p text:style-name="P15">F<text:span text:style-name="T91">INITE STATE MACHINES</text:span></text:p>
      <text:p text:style-name="P15"/>
      <text:p text:style-name="P11">FSM is the simplest computational model of limited memory computers. It is designed to solve decision problems, i.e, to decide whether the given input satisfies certain conditions. The next state and output of FSM is a function of input and the current state.</text:p>
      <text:p text:style-name="P11"/>
      <text:p text:style-name="P14">Types of FSM</text:p>
      <text:list xml:id="list5444343127695075078" text:style-name="L10">
        <text:list-item>
          <text:p text:style-name="P36">Mealy machine</text:p>
        </text:list-item>
        <text:list-item>
          <text:p text:style-name="P36">Moore machine</text:p>
        </text:list-item>
      </text:list>
      <text:p text:style-name="P11"/>
      <text:p text:style-name="P14">Finite Automata</text:p>
      <text:list xml:id="list8390764881899273332" text:style-name="L11">
        <text:list-item>
          <text:p text:style-name="P37">FA is a state machine that comprehensively captures all possible states and transitions that a machine can take while responding to a stream (sequence) of input symbols.</text:p>
        </text:list-item>
        <text:list-item>
          <text:p text:style-name="P37">FA is recognizer of ‘regular languages’</text:p>
        </text:list-item>
      </text:list>
      <text:p text:style-name="P11"/>
      <text:p text:style-name="P12">State Machine</text:p>
      <text:list xml:id="list4044245290639453186" text:style-name="L12">
        <text:list-item>
          <text:p text:style-name="P38">Finite state machines</text:p>
          <text:list>
            <text:list-item>
              <text:p text:style-name="P38">Mealy machine</text:p>
            </text:list-item>
            <text:list-item>
              <text:p text:style-name="P38">Moore machine</text:p>
            </text:list-item>
          </text:list>
        </text:list-item>
        <text:list-item>
          <text:p text:style-name="P38">Finite automata</text:p>
          <text:list>
            <text:list-item>
              <text:p text:style-name="P38">DFA</text:p>
            </text:list-item>
            <text:list-item>
              <text:p text:style-name="P38">NFA</text:p>
            </text:list-item>
            <text:list-item>
              <text:p text:style-name="P38">epsilon – NFA</text:p>
            </text:list-item>
          </text:list>
        </text:list-item>
      </text:list>
      <text:p text:style-name="P12"/>
      <text:p text:style-name="P12"/>
      <text:p text:style-name="P12"><text:soft-page-break/></text:p>
      <text:p text:style-name="P16">Types of Finite Automata</text:p>
      <text:p text:style-name="P72"/>
      <text:list xml:id="list8810785334383714519" text:style-name="L13">
        <text:list-item>
          <text:p text:style-name="P62">Deterministic Finite Automata</text:p>
        </text:list-item>
      </text:list>
      <text:list xml:id="list8121504519177170967" text:style-name="L14">
        <text:list-item>
          <text:list>
            <text:list-item>
              <text:p text:style-name="P39">DFA can exist in only one state at a time</text:p>
            </text:list-item>
            <text:list-item>
              <text:p text:style-name="P39">DFA is defined by 5-tuple : {Q, <text:span text:style-name="T93">Σ, </text:span><text:span text:style-name="T92">q</text:span><text:span text:style-name="T74">0</text:span><text:span text:style-name="T92">, F, </text:span><text:span text:style-name="T94">δ</text:span>}</text:p>
              <text:list>
                <text:list-item>
                  <text:p text:style-name="P39">Q <text:span text:style-name="T17">→</text:span> Finite number of states (elements)</text:p>
                </text:list-item>
                <text:list-item>
                  <text:p text:style-name="P39"><text:span text:style-name="T93">Σ </text:span><text:span text:style-name="T17">→ Finite set of symbols (alphabets)</text:span></text:p>
                </text:list-item>
                <text:list-item>
                  <text:p text:style-name="P39"><text:span text:style-name="T17">q</text:span><text:span text:style-name="T73">o </text:span><text:span text:style-name="T17">→Start/Initial state</text:span></text:p>
                </text:list-item>
                <text:list-item>
                  <text:p text:style-name="P42">F → Set of final states</text:p>
                </text:list-item>
                <text:list-item>
                  <text:p text:style-name="P39"><text:span text:style-name="T95">δ </text:span><text:span text:style-name="T17">→ Transition function, which is a mapping between</text:span></text:p>
                  <text:list>
                    <text:list-item>
                      <text:p text:style-name="P39"><text:span text:style-name="T95">δ: Q X </text:span><text:span text:style-name="T93">Σ </text:span><text:span text:style-name="T17">→ Q</text:span></text:p>
                    </text:list-item>
                  </text:list>
                </text:list-item>
              </text:list>
            </text:list-item>
            <text:list-item>
              <text:p text:style-name="P42">How to use DFA</text:p>
            </text:list-item>
          </text:list>
        </text:list-item>
      </text:list>
      <text:p text:style-name="P43"/>
      <text:p text:style-name="P63">Transition Diagram</text:p>
      <text:p text:style-name="P43">State machines are represented by directed graphs called transition (state) diagrams.</text:p>
      <text:p text:style-name="P43">Vertices : states</text:p>
      <text:p text:style-name="P43">Arcs : transition</text:p>
      <text:p text:style-name="P43">Double concentric circles: Final states</text:p>
      <text:p text:style-name="P43"/>
      <text:p text:style-name="P63">Transition Table</text:p>
      <text:p text:style-name="P43">Transition function can be represented by tables.</text:p>
      <text:p text:style-name="P68">Note: minimum number of states for k-divisibility is k-states</text:p>
      <text:p text:style-name="P68"/>
      <text:p text:style-name="P64">2. Non-deterministic Finite Automata</text:p>
      <text:list xml:id="list4745244791000940234" text:style-name="L15">
        <text:list-item>
          <text:p text:style-name="P45">The machine can exist in multiple states at the same time</text:p>
        </text:list-item>
        <text:list-item>
          <text:p text:style-name="P45">Each transition function maps to a set of states</text:p>
        </text:list-item>
        <text:list-item>
          <text:p text:style-name="P90"><text:span text:style-name="T63">NFA is defined by 5-tuple: </text:span><text:span text:style-name="T60">{Q, </text:span><text:span text:style-name="T61">Σ, </text:span><text:span text:style-name="T62">q</text:span><text:span text:style-name="T71">0</text:span><text:span text:style-name="T62">, F, </text:span><text:span text:style-name="T65">δ</text:span><text:span text:style-name="T60">}</text:span></text:p>
          <text:list>
            <text:list-item>
              <text:list>
                <text:list-item>
                  <text:p text:style-name="P40">Q <text:span text:style-name="T17">→</text:span> Finite number of states (elements)</text:p>
                </text:list-item>
                <text:list-item>
                  <text:p text:style-name="P40"><text:span text:style-name="T93">Σ </text:span><text:span text:style-name="T17">→ Finite set of symbols (alphabets)</text:span></text:p>
                </text:list-item>
                <text:list-item>
                  <text:p text:style-name="P40"><text:span text:style-name="T17">q</text:span><text:span text:style-name="T73">o </text:span><text:span text:style-name="T17">→Start/Initial state</text:span></text:p>
                </text:list-item>
                <text:list-item>
                  <text:p text:style-name="P44">F → Set of final states</text:p>
                </text:list-item>
                <text:list-item>
                  <text:p text:style-name="P40"><text:span text:style-name="T95">δ </text:span><text:span text:style-name="T17">→ Transition function, which is a mapping between</text:span></text:p>
                  <text:list>
                    <text:list-item>
                      <text:p text:style-name="P40"><text:span text:style-name="T95">δ: Q X </text:span><text:span text:style-name="T93">Σ </text:span><text:span text:style-name="T17">→ </text:span><text:span text:style-name="T18">2</text:span><text:span text:style-name="T39">Q</text:span></text:p>
                    </text:list-item>
                  </text:list>
                </text:list-item>
              </text:list>
            </text:list-item>
          </text:list>
        </text:list-item>
        <text:list-item>
          <text:p text:style-name="P45">How to use NFA</text:p>
        </text:list-item>
      </text:list>
      <text:p text:style-name="P46"/>
      <text:p text:style-name="P46"/>
      <text:p text:style-name="P65">Difference between NFA and DFA</text:p>
      <text:p text:style-name="P65"/>
      <table:table table:name="Table1" table:style-name="Table1">
        <table:table-column table:style-name="Table1.A"/>
        <table:table-column table:style-name="Table1.B"/>
        <table:table-row>
          <table:table-cell table:style-name="Table1.A1" office:value-type="string">
            <text:p text:style-name="P23">DFA</text:p>
          </table:table-cell>
          <table:table-cell table:style-name="Table1.B1" office:value-type="string">
            <text:p text:style-name="P23">NFA</text:p>
          </table:table-cell>
        </table:table-row>
        <table:table-row>
          <table:table-cell table:style-name="Table1.A2" office:value-type="string">
            <text:p text:style-name="P22">1. All transitions are deterministic i.e., each transition leads to exactly one state</text:p>
          </table:table-cell>
          <table:table-cell table:style-name="Table1.B2" office:value-type="string">
            <text:p text:style-name="P22">1. Transitions could be non-deterministic i.e., a transition could lead to a subset of states</text:p>
          </table:table-cell>
        </table:table-row>
        <table:table-row>
          <table:table-cell table:style-name="Table1.A2" office:value-type="string">
            <text:p text:style-name="P22">2. For each state, the transition on all possible symbols should be defined</text:p>
          </table:table-cell>
          <table:table-cell table:style-name="Table1.B2" office:value-type="string">
            <text:p text:style-name="P22">2. For each state, not all symbols necessarily have to be defined</text:p>
          </table:table-cell>
        </table:table-row>
        <table:table-row>
          <table:table-cell table:style-name="Table1.A2" office:value-type="string">
            <text:p text:style-name="P22">3. Accepts input if the last state is in F</text:p>
          </table:table-cell>
          <table:table-cell table:style-name="Table1.B2" office:value-type="string">
            <text:p text:style-name="P22">3. Accepts input if one of the last states is in F. </text:p>
          </table:table-cell>
        </table:table-row>
        <table:table-row>
          <table:table-cell table:style-name="Table1.A2" office:value-type="string">
            <text:p text:style-name="P22">4. Practical implementation is feasible</text:p>
          </table:table-cell>
          <table:table-cell table:style-name="Table1.B2" office:value-type="string">
            <text:p text:style-name="P22">4. Practical implementation has to be deterministic. It needs conversion from NFA to DFA</text:p>
          </table:table-cell>
        </table:table-row>
      </table:table>
      <text:p text:style-name="P47"><text:soft-page-break/></text:p>
      <text:p text:style-name="P65">Relation between DFA and NFA</text:p>
      <text:p text:style-name="P65"/>
      <text:list xml:id="list8821280123189795891" text:style-name="L16">
        <text:list-item>
          <text:p text:style-name="P48">A language L is accepted by a DFA if and only of it is accepted by NFA</text:p>
        </text:list-item>
        <text:list-item>
          <text:p text:style-name="P48">DFA is a special case of NFA</text:p>
        </text:list-item>
        <text:list-item>
          <text:p text:style-name="P41"><text:span text:style-name="T17">Every language accepted by NFA is also accepted by a DFA. D</text:span><text:span text:style-name="T73">f </text:span><text:span text:style-name="T17">= N</text:span><text:span text:style-name="T73">f</text:span></text:p>
        </text:list-item>
      </text:list>
      <text:p text:style-name="P91"/>
      <text:p text:style-name="P73">NFA WITH Є – MOVES</text:p>
      <text:p text:style-name="P73"/>
      <text:list xml:id="list9007672937447313567" text:style-name="L17">
        <text:list-item>
          <text:p text:style-name="P49">Є-transitions in finite automata allows a state to jump to another state without consuming any input symbol</text:p>
        </text:list-item>
      </text:list>
      <text:p text:style-name="P50"/>
      <text:p text:style-name="P66">Conversion and equivalence:</text:p>
      <text:p text:style-name="P13"><text:span text:style-name="T17">Є – NFA </text:span><text:span text:style-name="T19">→ </text:span><text:span text:style-name="T17">NFA </text:span><text:span text:style-name="T19">→ </text:span><text:span text:style-name="T17">DFA</text:span></text:p>
      <text:p text:style-name="P50"/>
      <text:p text:style-name="P66">NFA without Є – moves:</text:p>
      <text:list xml:id="list993491480466261432" text:style-name="L18">
        <text:list-item>
          <text:p text:style-name="P51">Two FA, N<text:span text:style-name="T75">Є</text:span><text:span text:style-name="T107"> </text:span>and N are said to be equivalent, if L(N<text:span text:style-name="T75">Є</text:span>) = L(N) i.e., any language described by some <text:s/>N<text:span text:style-name="T75">Є </text:span>there is a N that accepts the same language. </text:p>
        </text:list-item>
        <text:list-item>
          <text:p text:style-name="P51">For <text:s/>N<text:span text:style-name="T75">Є</text:span><text:span text:style-name="T25"> </text:span><text:span text:style-name="T24">= </text:span>{<text:span text:style-name="T101">Q, </text:span><text:span text:style-name="T104">Σ, </text:span><text:span text:style-name="T105">q</text:span><text:span text:style-name="T76">0</text:span><text:span text:style-name="T105">, F, </text:span><text:span text:style-name="T97">δ</text:span>} and N = {<text:span text:style-name="T101">Q, </text:span><text:span text:style-name="T104">Σ</text:span><text:span text:style-name="T40">`</text:span><text:span text:style-name="T104">, </text:span><text:span text:style-name="T105">q</text:span><text:span text:style-name="T76">0</text:span><text:span text:style-name="T105">, F</text:span><text:span text:style-name="T103">`</text:span><text:span text:style-name="T105">, </text:span><text:span text:style-name="T97">δ</text:span><text:span text:style-name="T96">`</text:span>}, find</text:p>
        </text:list-item>
        <text:list-item>
          <text:p text:style-name="P51"><text:span text:style-name="T97">δ</text:span><text:span text:style-name="T96">`</text:span><text:span text:style-name="T109">(q, a) = </text:span><text:span text:style-name="T107">Є – </text:span>closure (<text:span text:style-name="T97">δ </text:span><text:span text:style-name="T109">( </text:span><text:span text:style-name="T107">Є-</text:span>closure(q), a))</text:p>
        </text:list-item>
        <text:list-item>
          <text:p text:style-name="P51">F` = {F U (q<text:span text:style-name="T66">0</text:span>}}, if <text:s/><text:span text:style-name="T107">Є – </text:span>closure (q<text:span text:style-name="T66">0</text:span>) contains a member of F=F, otherwise</text:p>
        </text:list-item>
        <text:list-item>
          <text:p text:style-name="P69">Note: when transforming Ne to N, only transitions are required to be changes and states remains same.</text:p>
        </text:list-item>
      </text:list>
      <text:p text:style-name="P70"/>
      <text:p text:style-name="P70"/>
      <text:p text:style-name="P74">CONVERSION OF NFA TO DFA</text:p>
      <text:p text:style-name="P74"/>
      <text:p text:style-name="P52">Let NFA be defined as N = <text:span text:style-name="T114">{</text:span><text:span text:style-name="T106">Q</text:span><text:span text:style-name="T79">N</text:span><text:span text:style-name="T106">, </text:span><text:span text:style-name="T102">Σ, </text:span><text:span text:style-name="T101">q</text:span><text:span text:style-name="T78">0</text:span><text:span text:style-name="T101">, F</text:span><text:span text:style-name="T77">N</text:span><text:span text:style-name="T101">, </text:span><text:span text:style-name="T98">δ</text:span><text:span text:style-name="T80">N</text:span><text:span text:style-name="T114">}</text:span></text:p>
      <text:p text:style-name="P52"><text:span text:style-name="T114">T</text:span><text:span text:style-name="T113">he equivalent DFA, D = </text:span><text:span text:style-name="T114">{</text:span><text:span text:style-name="T106">Q</text:span><text:span text:style-name="T79">D</text:span><text:span text:style-name="T106">, </text:span><text:span text:style-name="T102">Σ, </text:span><text:span text:style-name="T101">q</text:span><text:span text:style-name="T78">0</text:span><text:span text:style-name="T101">, F</text:span><text:span text:style-name="T77">D</text:span><text:span text:style-name="T101">, </text:span><text:span text:style-name="T98">δ</text:span><text:span text:style-name="T80">D</text:span><text:span text:style-name="T114">}</text:span></text:p>
      <text:p text:style-name="P52"><text:span text:style-name="T114"/></text:p>
      <text:p text:style-name="P71"><text:span text:style-name="T114">S</text:span><text:span text:style-name="T113">tep 1: </text:span><text:span text:style-name="T119">Q</text:span><text:span text:style-name="T81">D </text:span><text:span text:style-name="T119">= 2</text:span><text:span text:style-name="T42">QN</text:span><text:span text:style-name="T81">, </text:span><text:span text:style-name="T119">i.e., Q</text:span><text:span text:style-name="T81">D </text:span><text:span text:style-name="T119">is set of all subsets of Q, i.e., it is power set of Q</text:span><text:span text:style-name="T81">N</text:span></text:p>
      <text:p text:style-name="P71"><text:span text:style-name="T113">Step 2: </text:span><text:span text:style-name="T119">F</text:span><text:span text:style-name="T81">D </text:span><text:span text:style-name="T119">is set of subsets S of Q</text:span><text:span text:style-name="T81">N </text:span><text:span text:style-name="T119">such that S </text:span><text:span text:style-name="T122">∩</text:span><text:span text:style-name="T119"> F</text:span><text:span text:style-name="T81">N </text:span><text:span text:style-name="T118">≠ </text:span><text:span text:style-name="T121">Ø, </text:span><text:span text:style-name="T120">i.e., F</text:span><text:span text:style-name="T82">D </text:span><text:span text:style-name="T120"><text:s/>is all sets of N’s states that include once accepting state of N.</text:span></text:p>
      <text:p text:style-name="P71"><text:span text:style-name="T100">Step 3: </text:span><text:span text:style-name="T120">For each set, S &lt;= Q</text:span><text:span text:style-name="T82">N </text:span><text:span text:style-name="T120">and for eacg input symbol a in </text:span></text:p>
      <text:p text:style-name="P54">Σ : <text:span text:style-name="T20"><text:s/></text:span><text:span text:style-name="T111">δ</text:span><text:span text:style-name="T83">D</text:span><text:span text:style-name="T110">(S,a) = U</text:span><text:span text:style-name="T83">P </text:span><text:span text:style-name="T84">Є</text:span><text:span text:style-name="T85">S </text:span><text:span text:style-name="T112"><text:s/></text:span><text:span text:style-name="T111">δ</text:span><text:span text:style-name="T83">N</text:span><text:span text:style-name="T110">(P, a)</text:span></text:p>
      <text:p text:style-name="P79"><text:span text:style-name="T100">That is to compute <text:s/></text:span><text:span text:style-name="T101">δ</text:span><text:span text:style-name="T77">D</text:span><text:span text:style-name="T100">(S, a) , look at all states P in S, see what states N goes to starting from P on input a, and take union of all those states. </text:span></text:p>
      <text:p text:style-name="P80"><text:span text:style-name="T100"/></text:p>
      <text:p text:style-name="P80"><text:span text:style-name="T100">Note: For any NFA, N with ‘n’ states, the corresponding DFA can have 2</text:span><text:span text:style-name="T41">n </text:span><text:span text:style-name="T100">states.</text:span></text:p>
      <text:p text:style-name="P47"/>
      <text:p text:style-name="P75">MINIMIZATION OF DFA</text:p>
      <text:p text:style-name="P75"/>
      <text:p text:style-name="P55">Minimization of DFA means that we are minimizing the representation of a FA to it’s least form. Here basically we replace multiple states with a single state without disturbing the representation. </text:p>
      <text:p text:style-name="P55">In a DFA states p and q are equivalent when:</text:p>
      <text:p text:style-name="P55"/>
      <text:p text:style-name="P53"><text:span text:style-name="T98">δ</text:span><text:span text:style-name="T99">(p, w) <text:s/></text:span><text:span text:style-name="T115">Є </text:span><text:span text:style-name="T116">F =&gt; </text:span><text:span text:style-name="T98">δ</text:span><text:span text:style-name="T99">(q, w) <text:s/></text:span><text:span text:style-name="T115">Є </text:span><text:span text:style-name="T116">F and </text:span><text:span text:style-name="T98">δ</text:span><text:span text:style-name="T99">(p, w) not </text:span><text:span text:style-name="T115">Є </text:span><text:span text:style-name="T117">F </text:span><text:span text:style-name="T116">=&gt; <text:s/></text:span><text:span text:style-name="T98">δ</text:span><text:span text:style-name="T99">(q, w) <text:s/>not </text:span><text:span text:style-name="T115">Є </text:span><text:span text:style-name="T116">F</text:span></text:p>
      <text:p text:style-name="P56"><text:span text:style-name="T116">i</text:span><text:span text:style-name="T113">f len(w) = 0 and p and q follow the above property: q and p are 0-equivalent</text:span></text:p>
      <text:p text:style-name="P56"><text:span text:style-name="T113">...</text:span></text:p>
      <text:p text:style-name="P56"><text:span text:style-name="T113">if len(w) = n and p and q follow the above property: p and q are n-equivalent</text:span></text:p>
      <text:p text:style-name="P56"><text:soft-page-break/><text:span text:style-name="T113">Therefore, instead of having two states, we can combine them into one state and decrese the number of states in the final answer.</text:span></text:p>
      <text:p text:style-name="P56"><text:span text:style-name="T113"/></text:p>
      <text:p text:style-name="P58"><text:span text:style-name="T113">We are using Partitioning Method here.</text:span></text:p>
      <text:p text:style-name="P56"><text:span text:style-name="T113"/></text:p>
      <text:p text:style-name="P57"><text:span text:style-name="T113">Step1: Identify the start and final state</text:span></text:p>
      <text:p text:style-name="P57"><text:span text:style-name="T113">Step2: If there is any state which is unreachable from the initial state, delete it.</text:span></text:p>
      <text:p text:style-name="P57"><text:span text:style-name="T113">Step3: draw the state transition table</text:span></text:p>
      <text:p text:style-name="P58"><text:span text:style-name="T113">Step4: Find the 0-equivalent sets. Separate non-final states from final states</text:span></text:p>
      <text:p text:style-name="P58"><text:span text:style-name="T113">Step5: Find the 1-equivalent sets. Separate the non equivalent from equivalent</text:span></text:p>
      <text:p text:style-name="P59"><text:span text:style-name="T113">Step5: Keep finding the n-equivalent sets until the next equivalent calculation is identical to the previous one.</text:span></text:p>
      <text:p text:style-name="P60"><text:span text:style-name="T113">Remove the dead states</text:span></text:p>
      <text:p text:style-name="P58"><text:span text:style-name="T113"/></text:p>
      <text:p text:style-name="P76"><text:span text:style-name="T113">EQUIVALENCE BETWEEN NFA AND DFA</text:span></text:p>
      <text:p text:style-name="P60">There is a DFA for any NDA, i.e., </text:p>
      <text:p text:style-name="P60">L(D) = L(N).</text:p>
      <text:p text:style-name="P60"/>
      <text:p text:style-name="P67">Construction:</text:p>
      <text:list xml:id="list6218854049607553780" text:style-name="L19">
        <text:list-item>
          <text:p text:style-name="P61">In DFA or NFA, whenever an arrow is followed, there is a set of possible states. This set of states is a subset of Q.</text:p>
        </text:list-item>
        <text:list-item>
          <text:p text:style-name="P61">Track the information about subsets of states that can be reached from the initial state after following arrows.</text:p>
        </text:list-item>
        <text:list-item>
          <text:p text:style-name="P61">Consider each subset of states of NFA as a state of DFA nad every subset of states containing a final state as a final state of DFA. </text:p>
        </text:list-item>
      </text:list>
      <text:p text:style-name="P57"><text:span text:style-name="T113"/></text:p>
      <text:p text:style-name="P72"/>
      <text:p text:style-name="P72"/>
      <text:p text:style-name="P9"/>
      <text:p text:style-name="P8"/>
      <text:p text:style-name="P7"/>
      <text:p text:style-name="P20"/>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SLiberation Serif" svg:font-family="'S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23:16:07.824282741</meta:creation-date>
    <dc:date>2019-08-13T02:01:29.441254130</dc:date>
    <meta:editing-duration>PT36M35S</meta:editing-duration>
    <meta:editing-cycles>10</meta:editing-cycles>
    <meta:generator>LibreOffice/5.1.6.2$Linux_X86_64 LibreOffice_project/10m0$Build-2</meta:generator>
    <meta:document-statistic meta:table-count="1" meta:image-count="0" meta:object-count="0" meta:page-count="5" meta:paragraph-count="153" meta:word-count="1665" meta:character-count="8091" meta:non-whitespace-character-count="6612"/>
  </office:meta>
</office:document-meta>
</file>

<file path=VersionList.xml><?xml version="1.0" encoding="utf-8"?>
<VL:version-list xmlns:dc="http://purl.org/dc/elements/1.1/" xmlns:VL="http://openoffice.org/2001/versions-list">
  <VL:version-entry VL:title="Version1" VL:comment="" VL:creator="" dc:date-time="2019-08-09T01:47:50"/>
</VL:version-list>
</file>